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cm" svg:height="1.4cm" svg:x="8.4cm" svg:y="1.5cm">
          <text:p text:style-name="P1">Начало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2" draw:id="id2" draw:layer="layout" svg:width="3.2cm" svg:height="1.2cm" svg:x="8.8cm" svg:y="3.808cm">
          <text:p text:style-name="P1">ui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draw:layer="layout" svg:width="8.6cm" svg:height="2.9cm" svg:x="6.1cm" svg:y="5.8cm">
          <text:p text:style-name="P1">ui это 3х-значное</text:p>
          <text:p text:style-name="P1">число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draw:layer="layout" svg:width="5.9cm" svg:height="2.2cm" svg:x="12.9cm" svg:y="9.3cm">
          <text:p text:style-name="P1">Вывод</text:p>
          <text:p text:style-name="P1">суммы цифр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draw:layer="layout" svg:width="5.9cm" svg:height="2.2cm" svg:x="12.6cm" svg:y="12.6cm">
          <text:p text:style-name="P1">Вывод</text:p>
          <text:p text:style-name="P1">Произведения</text:p>
          <text:p text:style-name="P1"><text:s/>цифр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4.5cm" svg:height="1.4cm" svg:x="8.6cm" svg:y="16cm">
          <text:p text:style-name="P1">Конец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1" draw:id="id1" draw:layer="layout" svg:width="10.5cm" svg:height="2.2cm" svg:x="2.2cm" svg:y="9.4cm">
          <text:p text:style-name="P1">Некорректный </text:p>
          <text:p text:style-name="P1">ввод, перевведите плиз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1" draw:layer="layout" svg:x1="10.6cm" svg:y1="2.9cm" svg:x2="10.6cm" svg:y2="3.8cm">
          <text:p/>
        </draw:line>
        <draw:line draw:style-name="gr3" draw:text-style-name="P1" draw:layer="layout" svg:x1="10.3cm" svg:y1="5cm" svg:x2="10.4cm" svg:y2="5.8cm">
          <text:p/>
        </draw:line>
        <draw:line draw:style-name="gr4" draw:text-style-name="P1" draw:layer="layout" svg:x1="14.8cm" svg:y1="7.2cm" svg:x2="16.6cm" svg:y2="9.3cm">
          <text:p text:style-name="P1">Да</text:p>
        </draw:line>
        <draw:line draw:style-name="gr4" draw:text-style-name="P1" draw:layer="layout" svg:x1="6cm" svg:y1="7.2cm" svg:x2="6.2cm" svg:y2="9.5cm">
          <text:p text:style-name="P1">Нет</text:p>
        </draw:line>
        <draw:connector draw:style-name="gr3" draw:text-style-name="P1" draw:layer="layout" svg:x1="6.38cm" svg:y1="11.6cm" svg:x2="9.12cm" svg:y2="4.408cm" draw:start-shape="id1" draw:start-glue-point="7" draw:end-shape="id2" draw:end-glue-point="6" svg:d="M6380 11600v502h-4681v-7694h7421">
          <text:p/>
        </draw:connector>
        <draw:line draw:style-name="gr3" draw:text-style-name="P1" draw:layer="layout" svg:x1="15.8cm" svg:y1="11.5cm" svg:x2="15.9cm" svg:y2="12.6cm">
          <text:p/>
        </draw:line>
        <draw:line draw:style-name="gr3" draw:text-style-name="P1" draw:layer="layout" svg:x1="14.4cm" svg:y1="14.8cm" svg:x2="12.7cm" svg:y2="16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inat Sabitov</meta:initial-creator>
    <meta:creation-date>2021-07-18T00:22:09</meta:creation-date>
    <dc:date>2021-07-18T00:36:26</dc:date>
    <dc:creator>Rinat Sabitov</dc:creator>
    <meta:editing-duration>PT14M20S</meta:editing-duration>
    <meta:editing-cycles>1</meta:editing-cycles>
    <meta:document-statistic meta:object-count="14"/>
    <meta:generator>OpenOffice/4.1.10$Unix OpenOffice.org_project/4110m2$Build-9807</meta:generator>
  </office:meta>
</office:document-meta>
</file>